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1ce9" officeooo:paragraph-rsid="00031ce9"/>
    </style:style>
    <style:style style:name="P2" style:family="paragraph" style:parent-style-name="Standard">
      <style:text-properties officeooo:rsid="00048213" officeooo:paragraph-rsid="00048213"/>
    </style:style>
    <style:style style:name="T1" style:family="text">
      <style:text-properties officeooo:rsid="000402fb"/>
    </style:style>
    <style:style style:name="T2" style:family="text">
      <style:text-properties officeooo:rsid="00048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buscaminas</text:p>
      <text:p text:style-name="P1"/>
      <text:p text:style-name="P1"><text:tab/>Scaner</text:p>
      <text:p text:style-name="P1"><text:tab/>fila</text:p>
      <text:p text:style-name="P1"><text:tab/>columna</text:p>
      <text:p text:style-name="P1"/>
      <text:p text:style-name="P1"><text:tab/>do</text:p>
      <text:p text:style-name="P1"><text:tab/><text:tab/>print(menu)</text:p>
      <text:p text:style-name="P1"><text:tab/><text:tab/>fila = scaner</text:p>
      <text:p text:style-name="P1"><text:tab/><text:tab/>columna = scaner</text:p>
      <text:p text:style-name="P1"><text:tab/>while(fila&lt;8 &amp; columna&lt;8)</text:p>
      <text:p text:style-name="P1"/>
      <text:p text:style-name="P1"><text:tab/>tablero<text:span text:style-name="T2">[]</text:span></text:p>
      <text:p text:style-name="P1"><text:tab/>minas</text:p>
      <text:p text:style-name="P1"><text:tab/>celdas</text:p>
      <text:p text:style-name="P1"/>
      <text:p text:style-name="P1"><text:tab/>do</text:p>
      <text:p text:style-name="P1"><text:tab/><text:tab/>tablero<text:span text:style-name="T2">[</text:span>fila.random(),columna.random()<text:span text:style-name="T2">]</text:span> <text:span text:style-name="T2">= mina</text:span></text:p>
      <text:p text:style-name="P1"><text:tab/>while(fila&lt;8 &amp; columna&lt;8)</text:p>
      <text:p text:style-name="P1"/>
      <text:p text:style-name="P1"><text:tab/>do</text:p>
      <text:p text:style-name="P1"><text:tab/><text:tab/>fila = scaner</text:p>
      <text:p text:style-name="P1"><text:tab/><text:tab/>columna = scaner</text:p>
      <text:p text:style-name="P1"><text:tab/><text:tab/>print(revelar(<text:span text:style-name="T2">celda</text:span>))</text:p>
      <text:p text:style-name="P1"><text:tab/>while(fila&lt;8 &amp; columna&lt;8)</text:p>
      <text:p text:style-name="P1"/>
      <text:p text:style-name="P1"><text:tab/><text:span text:style-name="T2">revelar(celda)</text:span></text:p>
      <text:p text:style-name="P1"><text:tab/><text:tab/><text:span text:style-name="T1">if(celda == true) return true</text:span></text:p>
      <text:p text:style-name="P2"><text:tab/><text:tab/>else return false</text:p>
      <text:p text:style-name="P2"/>
      <text:p text:style-name="P1"><text:tab/><text:tab/>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4:18:48.756957241</meta:creation-date>
    <dc:date>2019-11-02T14:47:58.244985264</dc:date>
    <meta:editing-duration>PT8M48S</meta:editing-duration>
    <meta:editing-cycles>1</meta:editing-cycles>
    <meta:document-statistic meta:table-count="0" meta:image-count="0" meta:object-count="0" meta:page-count="1" meta:paragraph-count="25" meta:word-count="46" meta:character-count="365" meta:non-whitespace-character-count="307"/>
    <meta:generator>LibreOffice/6.0.7.3.0$Linux_X86_64 LibreOffice_project/00$Build-3</meta:generator>
  </office:meta>
</office:document-meta>
</file>